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12 11 7 14 0 5 10 9</text:p>
          </table:table-cell>
          <table:table-cell table:style-name="ce1" office:value-type="float" office:value="20.1689" calcext:value-type="float">
            <text:p>20.1689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4 8 15 13 2 9 6 11</text:p>
          </table:table-cell>
          <table:table-cell table:style-name="ce1" office:value-type="float" office:value="20.1689" calcext:value-type="float">
            <text:p>20.1689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14 15 1 11 5 4 2 8</text:p>
          </table:table-cell>
          <table:table-cell table:style-name="ce1" office:value-type="float" office:value="20.1689" calcext:value-type="float">
            <text:p>20.1689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0 12 14 15 9 2 11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 0 15 3 4 2 14 5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 4 3 8 9 5 2 14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 15 11 12 8 5 1 2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2 7 13 3 14 9 0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1 14 4 5 10 0 15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 14 3 12 2 7 0 13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 13 0 7 4 14 10 3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 12 15 0 6 13 2 3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 3 0 12 13 15 9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7 13 1 4 11 10 8 14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7 6 11 13 9 4 10</text:p>
          </table:table-cell>
          <table:table-cell office:value-type="float" office:value="20.1689" calcext:value-type="float">
            <text:p>20.1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21.9062" calcext:value-type="float">
            <text:p>21.90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22:31:55.617115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2-19T22:32:44.876024502</dc:date>
    <meta:editing-duration>PT16M</meta:editing-duration>
    <meta:editing-cycles>4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6.599cm" svg:y="0.399cm" chart:style-name="ch2">
          <text:p>Benchmark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2.235cm" svg:y="1.64cm" svg:width="12.973cm" svg:height="9.645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2:Sheet1.C96</svg:desc>
                </draw:g>
              </table:table-cell>
              <table:table-cell office:value-type="float" office:value="20.1689">
                <text:p>20.1689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0.1689">
                <text:p>20.1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1.9062">
                <text:p>21.90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22.1854">
                <text:p>22.1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